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fill-gradient-name="Gradient_20_1" draw:opacity="50%" draw:textarea-horizontal-align="center" draw:textarea-vertical-align="middl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fill-color="#008080" draw:textarea-horizontal-align="justify" draw:textarea-vertical-align="middle" draw:auto-grow-height="false"/>
    </style:style>
    <style:style style:name="gr9" style:family="graphic" style:parent-style-name="standard">
      <style:graphic-properties draw:fill-color="#800000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fill-color="#2300dc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4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color="#ffffff"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66pt" style:font-size-asian="66pt" style:font-size-complex="66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6.52cm" svg:height="83.82cm" svg:x="36.56cm" svg:y="3.54cm">
          <text:p/>
        </draw:rect>
        <draw:rect draw:style-name="gr1" draw:text-style-name="P1" draw:layer="layout" svg:width="32.385cm" svg:height="83.82cm" svg:x="3.24cm" svg:y="3.54cm">
          <text:p/>
        </draw:rect>
        <draw:custom-shape draw:style-name="gr2" draw:text-style-name="P1" xml:id="id12" draw:id="id12" draw:layer="layout" svg:width="6.35cm" svg:height="3.175cm" svg:x="15.77cm" svg:y="8.015cm">
          <text:p text:style-name="P1">Connect Node to NMRA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6.35cm" svg:height="3.175cm" svg:x="15.805cm" svg:y="29.34cm">
          <text:p text:style-name="P1">Send CID Frame with 12 Bits of 48 Bit Node ID and <text:s/>12 Bit Node Ali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6.985cm" svg:height="3.81cm" svg:x="15.47cm" svg:y="33.785cm">
          <text:p text:style-name="P1">50ms Expi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8.98cm" svg:y1="32.515cm" svg:x2="18.963cm" svg:y2="33.785cm" draw:start-shape="id1" draw:start-glue-point="2" draw:end-shape="id2" draw:end-glue-point="4" svg:d="m18980 32515v635h-17v635">
          <text:p/>
        </draw:connector>
        <draw:connector draw:style-name="gr5" draw:text-style-name="P1" draw:layer="layout" draw:line-skew="-4.043cm" svg:x1="15.47cm" svg:y1="35.69cm" svg:x2="15.805cm" svg:y2="30.927cm" draw:start-shape="id2" draw:start-glue-point="5" draw:end-shape="id1" draw:end-glue-point="3" svg:d="m15470 35690h-4545v-4763h4880">
          <text:p/>
        </draw:connector>
        <draw:custom-shape draw:style-name="gr3" draw:text-style-name="P1" xml:id="id3" draw:id="id3" draw:layer="layout" svg:width="6.985cm" svg:height="3.81cm" svg:x="15.47cm" svg:y="38.865cm">
          <text:p text:style-name="P1">Receive RID</text:p>
          <text:p text:style-name="P1">Fr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963cm" svg:y1="37.595cm" svg:x2="18.963cm" svg:y2="38.865cm" draw:start-shape="id2" draw:start-glue-point="6" draw:end-shape="id3" draw:end-glue-point="4" svg:d="m18963 37595v1270">
          <text:p/>
        </draw:connector>
        <draw:custom-shape draw:style-name="gr2" draw:text-style-name="P1" xml:id="id4" draw:id="id4" draw:layer="layout" svg:width="6.35cm" svg:height="3.175cm" svg:x="15.805cm" svg:y="24.66cm">
          <text:p text:style-name="P1">Generate Node ID Alias from 48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98cm" svg:y1="27.835cm" svg:x2="18.98cm" svg:y2="29.34cm" draw:start-shape="id4" draw:start-glue-point="2" draw:end-shape="id1" svg:d="m18980 27835v1505">
          <text:p/>
        </draw:connector>
        <draw:custom-shape draw:style-name="gr2" draw:text-style-name="P1" xml:id="id5" draw:id="id5" draw:layer="layout" svg:width="6.35cm" svg:height="3.175cm" svg:x="5.21cm" svg:y="24.66cm">
          <text:p text:style-name="P1">Run Pseudo-Random Number Generator on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6.35cm" svg:height="3.175cm" svg:x="15.805cm" svg:y="16.34cm">
          <text:p text:style-name="P1">Copy Node ID into <text:span text:style-name="T1">Pseudo-</text:span><text:span text:style-name="T2">Random Number Generator 48 Bit Seed</text:span>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5.47cm" svg:y1="40.77cm" svg:x2="8.385cm" svg:y2="27.835cm" draw:start-shape="id3" draw:start-glue-point="5" draw:end-shape="id5" draw:end-glue-point="2" svg:d="m15470 40770h-7085v-12935">
          <text:p/>
        </draw:connector>
        <draw:frame draw:style-name="gr6" draw:layer="layout" svg:width="1.539cm" svg:height="0.962cm" svg:x="18.911cm" svg:y="37.633cm">
          <draw:text-box>
            <text:p>Yes</text:p>
          </draw:text-box>
        </draw:frame>
        <draw:frame draw:style-name="gr6" draw:layer="layout" svg:width="1.315cm" svg:height="0.962cm" svg:x="10.925cm" svg:y="32.553cm">
          <draw:text-box>
            <text:p>No</text:p>
          </draw:text-box>
        </draw:frame>
        <draw:frame draw:style-name="gr6" draw:layer="layout" svg:width="1.539cm" svg:height="0.962cm" svg:x="12.83cm" svg:y="39.865cm">
          <draw:text-box>
            <text:p>Yes</text:p>
          </draw:text-box>
        </draw:frame>
        <draw:connector draw:style-name="gr4" draw:text-style-name="P1" draw:layer="layout" svg:x1="11.56cm" svg:y1="26.247cm" svg:x2="15.805cm" svg:y2="26.247cm" draw:start-shape="id5" draw:start-glue-point="1" draw:end-shape="id4" draw:end-glue-point="3" svg:d="m11560 26247h4245">
          <text:p/>
        </draw:connector>
        <draw:custom-shape draw:style-name="gr2" draw:text-style-name="P1" xml:id="id7" draw:id="id7" draw:layer="layout" svg:width="6.35cm" svg:height="3.175cm" svg:x="15.805cm" svg:y="20.45cm">
          <text:p text:style-name="P1">Copy least significant 12 Bits of 48 Bit Node ID into Variable Field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98cm" svg:y1="19.515cm" svg:x2="18.98cm" svg:y2="20.45cm" draw:start-shape="id6" draw:start-glue-point="2" draw:end-shape="id7" draw:end-glue-point="0" svg:d="m18980 19515v935">
          <text:p/>
        </draw:connector>
        <draw:connector draw:style-name="gr4" draw:text-style-name="P1" draw:layer="layout" svg:x1="18.98cm" svg:y1="23.625cm" svg:x2="18.98cm" svg:y2="24.66cm" draw:start-shape="id7" draw:start-glue-point="2" draw:end-shape="id4" draw:end-glue-point="0" svg:d="m18980 23625v1035">
          <text:p/>
        </draw:connector>
        <draw:custom-shape draw:style-name="gr3" draw:text-style-name="P1" xml:id="id8" draw:id="id8" draw:layer="layout" svg:width="6.985cm" svg:height="5.588cm" svg:x="15.47cm" svg:y="43.91cm">
          <text:p text:style-name="P1">Have all four 12 </text:p>
          <text:p text:style-name="P1">Bit Node ID chunks </text:p>
          <text:p text:style-name="P1">been s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8.963cm" svg:y1="42.675cm" svg:x2="18.963cm" svg:y2="43.91cm" draw:start-shape="id3" draw:start-glue-point="6" draw:end-shape="id8" draw:end-glue-point="4" svg:d="m18963 42675v1235">
          <text:p/>
        </draw:connector>
        <draw:frame draw:style-name="gr6" draw:layer="layout" svg:width="1.315cm" svg:height="0.962cm" svg:x="19.18cm" svg:y="42.675cm">
          <draw:text-box>
            <text:p>No</text:p>
          </draw:text-box>
        </draw:frame>
        <draw:custom-shape draw:style-name="gr2" draw:text-style-name="P1" xml:id="id9" draw:id="id9" draw:layer="layout" svg:width="6.35cm" svg:height="3.175cm" svg:x="26.165cm" svg:y="45.115cm">
          <text:p text:style-name="P1">Move to the next 12 Bits of the Node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2.455cm" svg:y1="46.704cm" svg:x2="26.165cm" svg:y2="46.702cm" draw:start-shape="id8" draw:start-glue-point="7" draw:end-shape="id9" draw:end-glue-point="3" svg:d="m22455 46704h1855v-2h1855">
          <text:p/>
        </draw:connector>
        <draw:connector draw:style-name="gr4" draw:text-style-name="P1" draw:layer="layout" svg:x1="29.34cm" svg:y1="45.115cm" svg:x2="22.155cm" svg:y2="30.927cm" draw:start-shape="id9" draw:start-glue-point="0" draw:end-shape="id1" draw:end-glue-point="1" svg:d="m29340 45115v-14188h-7185">
          <text:p/>
        </draw:connector>
        <draw:frame draw:style-name="gr6" draw:layer="layout" svg:width="1.315cm" svg:height="0.962cm" svg:x="22.99cm" svg:y="45.85cm">
          <draw:text-box>
            <text:p>No</text:p>
          </draw:text-box>
        </draw:frame>
        <draw:frame draw:style-name="gr6" draw:layer="layout" svg:width="1.315cm" svg:height="0.962cm" svg:x="19.57cm" svg:y="58.858cm">
          <draw:text-box>
            <text:p>No</text:p>
          </draw:text-box>
        </draw:frame>
        <draw:frame draw:style-name="gr6" draw:layer="layout" svg:width="1.539cm" svg:height="0.962cm" svg:x="20.816cm" svg:y="48.698cm">
          <draw:text-box>
            <text:p>Yes</text:p>
          </draw:text-box>
        </draw:frame>
        <draw:custom-shape draw:style-name="gr2" draw:text-style-name="P1" xml:id="id10" draw:id="id10" draw:layer="layout" svg:width="6.35cm" svg:height="3.175cm" svg:x="15.805cm" svg:y="50.6cm">
          <text:p text:style-name="P1">Send Reserve ID (RID) Frame with Alias Node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963cm" svg:y1="49.498cm" svg:x2="18.98cm" svg:y2="50.6cm" draw:start-shape="id8" draw:start-glue-point="6" draw:end-shape="id10" draw:end-glue-point="0" svg:d="m18963 49498v551h17v551">
          <text:p/>
        </draw:connector>
        <draw:custom-shape draw:style-name="gr7" draw:text-style-name="P1" xml:id="id11" draw:id="id11" draw:layer="layout" svg:width="6.985cm" svg:height="3.81cm" svg:x="15.47cm" svg:y="54.98cm">
          <text:p text:style-name="P1">Wait for ?ms and </text:p>
          <text:p text:style-name="P1">Receive RID</text:p>
          <text:p text:style-name="P1">Fr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8.98cm" svg:y1="53.775cm" svg:x2="18.963cm" svg:y2="54.98cm" draw:start-shape="id10" draw:start-glue-point="2" draw:end-shape="id11" draw:end-glue-point="4" svg:d="m18980 53775v603h-17v602">
          <text:p/>
        </draw:connector>
        <draw:connector draw:style-name="gr4" draw:text-style-name="P1" draw:layer="layout" svg:x1="15.47cm" svg:y1="56.885cm" svg:x2="8.385cm" svg:y2="27.835cm" draw:start-shape="id11" draw:start-glue-point="5" draw:end-shape="id5" draw:end-glue-point="2" svg:d="m15470 56885h-7085v-29050">
          <text:p/>
        </draw:connector>
        <draw:frame draw:style-name="gr6" draw:layer="layout" svg:width="1.539cm" svg:height="0.962cm" svg:x="13.465cm" svg:y="55.683cm">
          <draw:text-box>
            <text:p>Yes</text:p>
          </draw:text-box>
        </draw:frame>
        <draw:custom-shape draw:style-name="gr2" draw:text-style-name="P1" xml:id="id13" draw:id="id13" draw:layer="layout" svg:width="6.35cm" svg:height="3.175cm" svg:x="15.77cm" svg:y="12.16cm">
          <text:p text:style-name="P1">Set Node as Inhibi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945cm" svg:y1="11.19cm" svg:x2="18.945cm" svg:y2="12.16cm" draw:start-shape="id12" draw:start-glue-point="2" draw:end-shape="id13" draw:end-glue-point="0" svg:d="m18945 11190v970">
          <text:p/>
        </draw:connector>
        <draw:connector draw:style-name="gr4" draw:text-style-name="P1" draw:layer="layout" svg:x1="18.945cm" svg:y1="15.335cm" svg:x2="18.98cm" svg:y2="16.34cm" draw:start-shape="id13" draw:start-glue-point="2" draw:end-shape="id6" svg:d="m18945 15335v502h35v503">
          <text:p/>
        </draw:connector>
        <draw:custom-shape draw:style-name="gr2" draw:text-style-name="P1" xml:id="id14" draw:id="id14" draw:layer="layout" svg:width="6.35cm" svg:height="3.175cm" svg:x="15.87cm" svg:y="60.055cm">
          <text:p text:style-name="P1">Send Alias Map Definition Frame with Alias and Node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963cm" svg:y1="58.79cm" svg:x2="19.045cm" svg:y2="60.055cm" draw:start-shape="id11" draw:start-glue-point="6" draw:end-shape="id14" svg:d="m18963 58790v633h82v632">
          <text:p/>
        </draw:connector>
        <draw:custom-shape draw:style-name="gr2" draw:text-style-name="P1" xml:id="id15" draw:id="id15" draw:layer="layout" svg:width="6.35cm" svg:height="3.175cm" svg:x="15.905cm" svg:y="64.47cm">
          <text:p text:style-name="P1">Set Node as Permit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045cm" svg:y1="63.23cm" svg:x2="19.08cm" svg:y2="64.47cm" draw:start-shape="id14" draw:start-glue-point="2" draw:end-shape="id15" svg:d="m19045 63230v620h35v620">
          <text:p/>
        </draw:connector>
        <draw:frame draw:style-name="gr6" draw:text-style-name="P2" draw:layer="layout" svg:width="20.318cm" svg:height="1.352cm" svg:x="4.029cm" svg:y="4.175cm">
          <draw:text-box>
            <text:p text:style-name="P2"><text:span text:style-name="T3">Node NMRABus CAN Control Registration</text:span></text:p>
          </draw:text-box>
        </draw:frame>
        <draw:frame draw:style-name="gr6" draw:text-style-name="P2" draw:layer="layout" svg:width="19.273cm" svg:height="1.352cm" svg:x="40.37cm" svg:y="4.175cm">
          <draw:text-box>
            <text:p text:style-name="P2"><text:span text:style-name="T3">Node NMRABus CAN Control Response</text:span></text:p>
          </draw:text-box>
        </draw:frame>
        <draw:custom-shape draw:style-name="gr2" draw:text-style-name="P1" xml:id="id24" draw:id="id24" draw:layer="layout" svg:width="6.35cm" svg:height="3.175cm" svg:x="82.415cm" svg:y="7.715cm">
          <text:p text:style-name="P1">Read CAN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6" draw:id="id26" draw:layer="layout" svg:width="7.112cm" svg:height="3.81cm" svg:x="71.285cm" svg:y="14.335cm">
          <text:p text:style-name="P1">Is Check ID (CID)</text:p>
          <text:p text:style-name="P1">Fr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2" draw:id="id22" draw:layer="layout" svg:width="6.985cm" svg:height="3.81cm" svg:x="82.215cm" svg:y="28.744cm">
          <text:p text:style-name="P1">Is Alias Mapping </text:p>
          <text:p text:style-name="P1">Inqui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1.315cm" svg:height="0.962cm" svg:x="85.89cm" svg:y="18.715cm">
          <draw:text-box>
            <text:p>No</text:p>
          </draw:text-box>
        </draw:frame>
        <draw:frame draw:style-name="gr6" draw:layer="layout" svg:width="1.539cm" svg:height="0.962cm" svg:x="69.546cm" svg:y="14.843cm">
          <draw:text-box>
            <text:p>Yes</text:p>
          </draw:text-box>
        </draw:frame>
        <draw:custom-shape draw:style-name="gr2" draw:text-style-name="P1" xml:id="id31" draw:id="id31" draw:layer="layout" svg:width="6.35cm" svg:height="3.175cm" svg:x="62.395cm" svg:y="14.57cm">
          <text:p text:style-name="P1">Send Reserve ID (RID) 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6.35cm" svg:height="3.175cm" svg:x="108.28cm" svg:y="29.105cm">
          <text:p text:style-name="P1">Compare 48 Bit Node ID in message data with our 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7" draw:id="id17" draw:layer="layout" svg:width="6.985cm" svg:height="3.81cm" svg:x="117.17cm" svg:y="28.805cm">
          <text:p text:style-name="P1">Are they equal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14.63cm" svg:y1="30.692cm" svg:x2="117.17cm" svg:y2="30.71cm" draw:start-shape="id16" draw:start-glue-point="1" draw:end-shape="id17" draw:end-glue-point="5" svg:d="m114630 30692h1270v18h1270">
          <text:p/>
        </draw:connector>
        <draw:custom-shape draw:style-name="gr2" draw:text-style-name="P1" xml:id="id18" draw:id="id18" draw:layer="layout" svg:width="6.35cm" svg:height="1.905cm" svg:x="117.47cm" svg:y="34.02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315cm" svg:height="0.962cm" svg:x="120.98cm" svg:y="32.823cm">
          <draw:text-box>
            <text:p>No</text:p>
          </draw:text-box>
        </draw:frame>
        <draw:connector draw:style-name="gr4" draw:text-style-name="P1" draw:layer="layout" svg:x1="120.663cm" svg:y1="32.615cm" svg:x2="120.645cm" svg:y2="34.02cm" draw:start-shape="id17" draw:start-glue-point="6" draw:end-shape="id18" draw:end-glue-point="0" svg:d="m120663 32615v703h-18v702">
          <text:p/>
        </draw:connector>
        <draw:custom-shape draw:style-name="gr2" draw:text-style-name="P1" xml:id="id19" draw:id="id19" draw:layer="layout" svg:width="6.35cm" svg:height="3.175cm" svg:x="126.73cm" svg:y="29.14cm">
          <text:p text:style-name="P1">Send Alias Map Definition (AMD) Fram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3" draw:id="id23" draw:layer="layout" svg:width="6.985cm" svg:height="3.81cm" svg:x="99.39cm" svg:y="28.74cm">
          <text:p text:style-name="P1">Does the request </text:p>
          <text:p text:style-name="P1">Carry data byt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06.275cm" svg:y1="30.645cm" svg:x2="108.28cm" svg:y2="30.692cm" draw:end-shape="id16" draw:end-glue-point="3" svg:d="m106275 30645h752v47h1253">
          <text:p/>
        </draw:connector>
        <draw:connector draw:style-name="gr4" draw:text-style-name="P1" draw:layer="layout" svg:x1="124.155cm" svg:y1="30.71cm" svg:x2="126.73cm" svg:y2="30.727cm" draw:start-shape="id17" draw:start-glue-point="7" draw:end-shape="id19" draw:end-glue-point="3" svg:d="m124155 30710h1288v17h1287">
          <text:p/>
        </draw:connector>
        <draw:connector draw:style-name="gr4" draw:text-style-name="P1" draw:layer="layout" draw:line-skew="-1.104cm" svg:x1="102.783cm" svg:y1="28.74cm" svg:x2="129.905cm" svg:y2="29.14cm" draw:end-shape="id19" draw:end-glue-point="0" svg:d="m102783 28740v-1206h27122v1606">
          <text:p/>
        </draw:connector>
        <draw:custom-shape draw:style-name="gr3" draw:text-style-name="P1" xml:id="id20" draw:id="id20" draw:layer="layout" svg:width="6.985cm" svg:height="3.81cm" svg:x="90.835cm" svg:y="28.709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1" draw:id="id21" draw:layer="layout" svg:width="6.35cm" svg:height="1.905cm" svg:x="91.135cm" svg:y="33.789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4.328cm" svg:y1="32.519cm" svg:x2="94.31cm" svg:y2="33.789cm" draw:start-shape="id20" draw:start-glue-point="6" draw:end-shape="id21" svg:d="m94328 32519v635h-18v635">
          <text:p/>
        </draw:connector>
        <draw:frame draw:style-name="gr6" draw:layer="layout" svg:width="1.315cm" svg:height="0.962cm" svg:x="94.6cm" svg:y="32.519cm">
          <draw:text-box>
            <text:p>No</text:p>
          </draw:text-box>
        </draw:frame>
        <draw:connector draw:style-name="gr4" draw:text-style-name="P1" draw:layer="layout" svg:x1="89.2cm" svg:y1="30.649cm" svg:x2="90.835cm" svg:y2="30.614cm" draw:start-shape="id22" draw:start-glue-point="7" draw:end-shape="id20" draw:end-glue-point="5" svg:d="m89200 30649h817v-35h818">
          <text:p/>
        </draw:connector>
        <draw:connector draw:style-name="gr4" draw:text-style-name="P1" draw:layer="layout" svg:x1="97.82cm" svg:y1="30.614cm" svg:x2="99.39cm" svg:y2="30.645cm" draw:start-shape="id20" draw:start-glue-point="7" draw:end-shape="id23" draw:end-glue-point="5" svg:d="m97820 30614h785v31h785">
          <text:p/>
        </draw:connector>
        <draw:frame draw:style-name="gr6" draw:layer="layout" svg:width="1.539cm" svg:height="0.962cm" svg:x="89.231cm" svg:y="29.217cm">
          <draw:text-box>
            <text:p>Yes</text:p>
          </draw:text-box>
        </draw:frame>
        <draw:frame draw:style-name="gr6" draw:layer="layout" svg:width="1.539cm" svg:height="0.962cm" svg:x="97.755cm" svg:y="29.217cm">
          <draw:text-box>
            <text:p>Yes</text:p>
          </draw:text-box>
        </draw:frame>
        <draw:frame draw:style-name="gr6" draw:layer="layout" svg:width="1.539cm" svg:height="0.962cm" svg:x="106.376cm" svg:y="29.217cm">
          <draw:text-box>
            <text:p>Yes</text:p>
          </draw:text-box>
        </draw:frame>
        <draw:frame draw:style-name="gr6" draw:layer="layout" svg:width="1.539cm" svg:height="0.962cm" svg:x="124.425cm" svg:y="29.544cm">
          <draw:text-box>
            <text:p>Yes</text:p>
          </draw:text-box>
        </draw:frame>
        <draw:frame draw:style-name="gr6" draw:layer="layout" svg:width="1.315cm" svg:height="0.962cm" svg:x="102.79cm" svg:y="26.677cm">
          <draw:text-box>
            <text:p>No</text:p>
          </draw:text-box>
        </draw:frame>
        <draw:custom-shape draw:style-name="gr8" draw:text-style-name="P3" draw:layer="layout" svg:width="5.715cm" svg:height="1.27cm" svg:x="93.71cm" svg:y="25.765cm">
          <text:p text:style-name="P3"><text:span text:style-name="T4">Paragraph 6.2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" draw:layer="layout" svg:width="5.715cm" svg:height="1.27cm" svg:x="65.57cm" svg:y="12.765cm">
          <text:p text:style-name="P3"><text:span text:style-name="T4">Paragraph 6.2.5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" draw:layer="layout" svg:width="5.715cm" svg:height="1.27cm" svg:x="23.225cm" svg:y="60.69cm">
          <text:p text:style-name="P3"><text:span text:style-name="T4">Paragraph 6.2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" draw:layer="layout" svg:width="5.715cm" svg:height="1.27cm" svg:x="10.525cm" svg:y="42.91cm">
          <text:p text:style-name="P3"><text:span text:style-name="T4">Paragraph 6.2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25" draw:id="id25" draw:layer="layout" svg:width="7.112cm" svg:height="3.81cm" svg:x="82.08cm" svg:y="14.335cm">
          <text:p text:style-name="P4">Is 12 Bit Alias </text:p>
          <text:p text:style-name="P4">equal</text:p>
          <text:p text:style-name="P4"><text:span text:style-name="T5"><text:s/></text:span><text:span text:style-name="T5">to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5.59cm" svg:y1="10.89cm" svg:x2="85.636cm" svg:y2="14.335cm" draw:start-shape="id24" draw:start-glue-point="2" draw:end-shape="id25" draw:end-glue-point="4" svg:d="m85590 10890v1723h46v1722">
          <text:p/>
        </draw:connector>
        <draw:custom-shape draw:style-name="gr3" draw:text-style-name="P1" xml:id="id27" draw:id="id27" draw:layer="layout" svg:width="6.985cm" svg:height="3.81cm" svg:x="71.285cm" svg:y="20.05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4.841cm" svg:y1="18.145cm" svg:x2="74.778cm" svg:y2="20.05cm" draw:start-shape="id26" draw:start-glue-point="6" draw:end-shape="id27" draw:end-glue-point="4" svg:d="m74841 18145v953h-63v952">
          <text:p/>
        </draw:connector>
        <draw:custom-shape draw:style-name="gr2" draw:text-style-name="P1" xml:id="id28" draw:id="id28" draw:layer="layout" svg:width="6.35cm" svg:height="1.905cm" svg:x="71.585cm" svg:y="25.76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315cm" svg:height="0.962cm" svg:x="75.25cm" svg:y="24.495cm">
          <draw:text-box>
            <text:p>No</text:p>
          </draw:text-box>
        </draw:frame>
        <draw:connector draw:style-name="gr4" draw:text-style-name="P1" draw:layer="layout" svg:x1="74.778cm" svg:y1="23.86cm" svg:x2="74.76cm" svg:y2="25.765cm" draw:start-shape="id27" draw:start-glue-point="6" draw:end-shape="id28" draw:end-glue-point="0" svg:d="m74778 23860v953h-18v952">
          <text:p/>
        </draw:connector>
        <draw:frame draw:style-name="gr6" draw:layer="layout" svg:width="1.539cm" svg:height="0.962cm" svg:x="68.476cm" svg:y="20.993cm">
          <draw:text-box>
            <text:p>Yes</text:p>
          </draw:text-box>
        </draw:frame>
        <draw:custom-shape draw:style-name="gr2" draw:text-style-name="P1" xml:id="id29" draw:id="id29" draw:layer="layout" svg:width="6.35cm" svg:height="3.175cm" svg:x="61.125cm" svg:y="20.385cm">
          <text:p text:style-name="P1">Signal User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0" draw:id="id30" draw:layer="layout" svg:width="6.35cm" svg:height="5.08cm" svg:x="52.235cm" svg:y="19.45cm">
          <text:p text:style-name="P1">Send PCER message with Event ID = “Duplicate Node ID Detected” <text:s/>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1.285cm" svg:y1="21.955cm" svg:x2="67.475cm" svg:y2="21.972cm" draw:start-shape="id27" draw:start-glue-point="5" draw:end-shape="id29" svg:d="m71285 21955h-1905v17h-1905">
          <text:p/>
        </draw:connector>
        <draw:connector draw:style-name="gr4" draw:text-style-name="P1" draw:layer="layout" svg:x1="61.125cm" svg:y1="21.972cm" svg:x2="58.585cm" svg:y2="21.99cm" draw:start-shape="id29" draw:start-glue-point="3" draw:end-shape="id30" draw:end-glue-point="1" svg:d="m61125 21972h-1269v18h-1271">
          <text:p/>
        </draw:connector>
        <draw:custom-shape draw:style-name="gr8" draw:text-style-name="P3" draw:layer="layout" svg:width="5.715cm" svg:height="1.27cm" svg:x="56.68cm" svg:y="25.13cm">
          <text:p text:style-name="P3"><text:span text:style-name="T4">Paragraph 6.2.6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71.285cm" svg:y1="16.24cm" svg:x2="68.745cm" svg:y2="16.157cm" draw:start-shape="id26" draw:start-glue-point="5" draw:end-shape="id31" draw:end-glue-point="1" svg:d="m71285 16240h-1270v-83h-1270">
          <text:p/>
        </draw:connector>
        <draw:frame draw:style-name="gr6" draw:layer="layout" svg:width="1.315cm" svg:height="0.962cm" svg:x="73.145cm" svg:y="18.453cm">
          <draw:text-box>
            <text:p>No</text:p>
          </draw:text-box>
        </draw:frame>
        <draw:connector draw:style-name="gr4" draw:text-style-name="P1" draw:layer="layout" svg:x1="82.08cm" svg:y1="16.24cm" svg:x2="78.397cm" svg:y2="16.24cm" draw:start-shape="id25" draw:start-glue-point="5" draw:end-shape="id26" draw:end-glue-point="7" svg:d="m82080 16240h-3683">
          <text:p/>
        </draw:connector>
        <draw:frame draw:style-name="gr6" draw:layer="layout" svg:width="1.539cm" svg:height="0.962cm" svg:x="79.906cm" svg:y="15.278cm">
          <draw:text-box>
            <text:p>Yes</text:p>
          </draw:text-box>
        </draw:frame>
        <draw:connector draw:style-name="gr4" draw:text-style-name="P1" draw:layer="layout" svg:x1="85.636cm" svg:y1="18.145cm" svg:x2="85.708cm" svg:y2="28.744cm" draw:start-shape="id25" draw:start-glue-point="6" draw:end-shape="id22" draw:end-glue-point="4" svg:d="m85636 18145v5300h72v5299">
          <text:p/>
        </draw:connector>
        <draw:custom-shape draw:style-name="gr2" draw:text-style-name="P1" xml:id="id32" draw:id="id32" draw:layer="layout" svg:width="6.35cm" svg:height="5.08cm" svg:x="42.275cm" svg:y="19.415cm">
          <text:p text:style-name="P1">Send Alias Map Reset Frame (end use of the Alias Node ID within 100m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715cm" svg:height="1.27cm" svg:x="42.275cm" svg:y="25.9cm">
          <text:p text:style-name="P3"><text:span text:style-name="T4">Paragraph 6.2.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52.235cm" svg:y1="21.99cm" svg:x2="48.625cm" svg:y2="21.955cm" draw:start-shape="id30" draw:start-glue-point="3" draw:end-shape="id32" draw:end-glue-point="1" svg:d="m52235 21990h-1804v-35h-1806">
          <text:p/>
        </draw:connector>
        <draw:connector draw:style-name="gr4" draw:text-style-name="P1" draw:layer="layout" svg:x1="42.275cm" svg:y1="21.955cm" svg:x2="22.12cm" svg:y2="13.747cm" draw:start-shape="id32" draw:start-glue-point="3" draw:end-shape="id13" draw:end-glue-point="1" svg:d="m42275 21955h-10077v-8208h-10078">
          <text:p/>
        </draw:connector>
        <draw:custom-shape draw:style-name="gr2" draw:text-style-name="P1" xml:id="id33" draw:id="id33" draw:layer="layout" svg:width="6.35cm" svg:height="3.175cm" svg:x="82.515cm" svg:y="41.005cm">
          <text:p text:style-name="P1">Decode Node Specific 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5.708cm" svg:y1="32.554cm" svg:x2="85.69cm" svg:y2="41.005cm" draw:start-shape="id22" draw:start-glue-point="6" draw:end-shape="id33" draw:end-glue-point="0" svg:d="m85708 32554v4226h-18v4225">
          <text:p/>
        </draw:connector>
        <draw:custom-shape draw:style-name="gr2" draw:text-style-name="P1" xml:id="id34" draw:id="id34" draw:layer="layout" svg:width="6.35cm" svg:height="3.175cm" svg:x="82.515cm" svg:y="49.895cm">
          <text:p text:style-name="P1">Decode Node Specific 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5.69cm" svg:y1="44.18cm" svg:x2="85.69cm" svg:y2="49.895cm" draw:start-shape="id33" draw:start-glue-point="2" draw:end-shape="id34" svg:d="m85690 44180v5715">
          <text:p/>
        </draw:connector>
        <draw:custom-shape draw:style-name="gr2" draw:text-style-name="P1" xml:id="id35" draw:id="id35" draw:layer="layout" svg:width="6.35cm" svg:height="3.175cm" svg:x="82.515cm" svg:y="83.2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5.69cm" svg:y1="53.07cm" svg:x2="85.69cm" svg:y2="83.25cm" draw:start-shape="id34" draw:start-glue-point="2" draw:end-shape="id35" draw:end-glue-point="0" svg:d="m85690 53070v30180">
          <text:p/>
        </draw:connector>
        <draw:custom-shape draw:style-name="gr2" draw:text-style-name="P1" xml:id="id36" draw:id="id36" draw:layer="layout" svg:width="6.35cm" svg:height="3.175cm" svg:x="15.905cm" svg:y="83.2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08cm" svg:y1="67.645cm" svg:x2="19.08cm" svg:y2="83.25cm" draw:start-shape="id15" draw:start-glue-point="2" draw:end-shape="id36" draw:end-glue-point="0" svg:d="m19080 67645v15605">
          <text:p/>
        </draw:connector>
        <draw:custom-shape draw:style-name="gr9" draw:text-style-name="P6" draw:layer="layout" svg:width="6.35cm" svg:height="6.985cm" svg:x="21.32cm" svg:y="72.12cm">
          <text:p text:style-name="P5"><text:span text:style-name="T6">Initialization Complete Message? <text:s/>Where is this defined? <text:s/>It is Mark's BasicSpecDoc but not in the 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7.529cm" svg:height="3.554cm" svg:x="122.92cm" svg:y="82.915cm">
          <draw:text-box>
            <text:p text:style-name="P2"><text:span text:style-name="T3">Jim Kueneman</text:span></text:p>
            <text:p text:style-name="P2"><text:span text:style-name="T3">Jan 15, 2012</text:span></text:p>
            <text:p text:style-name="P2"><text:span text:style-name="T3">Rev Draft</text:span></text:p>
          </draw:text-box>
        </draw:frame>
        <draw:custom-shape draw:style-name="gr9" draw:text-style-name="P6" draw:layer="layout" svg:width="6.35cm" svg:height="6.985cm" svg:x="91.17cm" svg:y="46.085cm">
          <text:p text:style-name="P5"><text:span text:style-name="T6">Verify Node ID, Verified Node ID Verify Node ID? <text:s/>Where is this defined? <text:s/>It is Mark's BasicSpecDoc but not in the 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0.32cm" svg:height="6.985cm" svg:x="105.14cm" svg:y="18.145cm">
          <text:p text:style-name="P5"><text:span text:style-name="T6">If no data then all nodes will respond to this message. <text:s/>The CAN arbitration will prioritize the responses but how does the sending node know when all nodes have replies?</text:span></text:p>
          <text:p text:style-name="P5"><text:span text:style-name="T6"/></text:p>
          <text:p text:style-name="P5"><text:span text:style-name="T6">What is the purpose/use of this conditio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6.83cm" svg:height="6.985cm" svg:x="93.71cm" svg:y="5.445cm">
          <text:p text:style-name="P7"><text:span text:style-name="T7">NMRABus Frame Transfer 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2.24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Kueneman</meta:initial-creator>
    <meta:creation-date>2012-01-15T09:23:37</meta:creation-date>
    <dc:date>2012-01-15T11:37:50</dc:date>
    <dc:creator>Jim Kueneman</dc:creator>
    <meta:editing-duration>PT2H14M13S</meta:editing-duration>
    <meta:editing-cycles>19</meta:editing-cycles>
    <meta:generator>OpenOffice.org/3.3$Unix OpenOffice.org_project/330m20$Build-9567</meta:generator>
    <meta:printed-by>Jim Kueneman</meta:printed-by>
    <meta:print-date>2012-01-15T11:19:26</meta:print-date>
    <meta:document-statistic meta:object-count="112"/>
  </office:meta>
</office:document-meta>
</file>